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a6e" officeooo:paragraph-rsid="00148a6e"/>
    </style:style>
    <style:style style:name="P2" style:family="paragraph" style:parent-style-name="Standard">
      <style:text-properties fo:font-weight="bold" officeooo:rsid="00148a6e" officeooo:paragraph-rsid="00148a6e" style:font-weight-asian="bold" style:font-weight-complex="bold"/>
    </style:style>
    <style:style style:name="P3" style:family="paragraph" style:parent-style-name="Standard">
      <style:text-properties fo:font-weight="normal" officeooo:rsid="00148a6e" officeooo:paragraph-rsid="00148a6e" style:font-weight-asian="normal" style:font-weight-complex="normal"/>
    </style:style>
    <style:style style:name="P4" style:family="paragraph" style:parent-style-name="Standard">
      <style:text-properties fo:font-weight="normal" officeooo:rsid="00148a6e" officeooo:paragraph-rsid="0015902c" style:font-weight-asian="normal" style:font-weight-complex="normal"/>
    </style:style>
    <style:style style:name="P5" style:family="paragraph" style:parent-style-name="Standard">
      <style:text-properties fo:font-weight="normal" officeooo:rsid="0015902c" officeooo:paragraph-rsid="0015902c" style:font-weight-asian="normal" style:font-weight-complex="normal"/>
    </style:style>
    <style:style style:name="P6" style:family="paragraph" style:parent-style-name="Standard">
      <style:text-properties fo:font-weight="normal" officeooo:rsid="0016a82c" officeooo:paragraph-rsid="0016a82c" style:font-weight-asian="normal" style:font-weight-complex="normal"/>
    </style:style>
    <style:style style:name="P7" style:family="paragraph" style:parent-style-name="Standard">
      <style:text-properties fo:font-weight="normal" officeooo:rsid="00188926" officeooo:paragraph-rsid="0018892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902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teration for </text:span>Sim4_1</text:p>
      <text:p text:style-name="P1"/>
      <text:p text:style-name="P1"><text:span text:style-name="T3">Iteration-1 (With plane extraction threshold = 2.50(only GP); <text:tab/>Txyz = 0.07, Rrpy = 0.01)</text:span></text:p>
      <text:p text:style-name="P1"><text:span text:style-name="T3"/></text:p>
      <text:p text:style-name="P3">Loaded 775258x1 data points from the pcd file</text:p>
      <text:p text:style-name="P3">Cloud size after NaN removal: 418751</text:p>
      <text:p text:style-name="P3">PointCloud representing the planar component: 360368 data points.</text:p>
      <text:p text:style-name="P3">Ground Plane distance: 6.25118</text:p>
      <text:p text:style-name="P3"/>
      <text:p text:style-name="P3">Mean and SD distances for ground plane before optimization are: 0.395307<text:tab/>0.462063</text:p>
      <text:p text:style-name="P3">The global RSS for ground plane before optimization is: 7973.18</text:p>
      <text:p text:style-name="P3">The global RSS for ground plane after optimization is: 2886.31</text:p>
      <text:p text:style-name="P3">Mean and SD distances for ground plane after optimization are: 0.142362<text:tab/>0.256498</text:p>
      <text:p text:style-name="P3"/>
      <text:p text:style-name="P3"><text:span text:style-name="T3">Iteration-2 (With plane extraction threshold = </text:span><text:span text:style-name="T4">2.0 </text:span><text:span text:style-name="T3">(GP+W1); <text:tab/>Txyz = 0.07, Rrpy = 0.01)</text:span></text:p>
      <text:p text:style-name="P3">PointCloud representing the planar component: 376169 data points.</text:p>
      <text:p text:style-name="P3">PointCloud representing the planar component: 15324 data points.</text:p>
      <text:p text:style-name="P3">Ground Plane distance: 6.24522</text:p>
      <text:p text:style-name="P3">Wall Plane1 distance: 68.9715</text:p>
      <text:p text:style-name="P3"/>
      <text:p text:style-name="P3">Mean and SD distances for ground plane before optimization are: 0.141911<text:tab/>0.218097</text:p>
      <text:p text:style-name="P3">Mean and SD distances for wall plane-1 before optimization are: 0.883781<text:tab/>0.551161</text:p>
      <text:p text:style-name="P3">The global RSS for ground plane before optimization is: 3062.72</text:p>
      <text:p text:style-name="P3">The global RSS for ground plane after optimization is: 2485.28</text:p>
      <text:p text:style-name="P3">Mean and SD distances for ground plane after optimization are: 0.112002<text:tab/>0.189658</text:p>
      <text:p text:style-name="P3">The global RSS for wall plane1 before optimization is: 1920.95</text:p>
      <text:p text:style-name="P3">The global RSS for wall plane1 after optimization is: 1194.76</text:p>
      <text:p text:style-name="P3">Mean and SD distances for wall plane-1 after optimization are: 0.535547<text:tab/>0.455577</text:p>
      <text:p text:style-name="P3"/>
      <text:p text:style-name="P4"><text:span text:style-name="T3">Iteration-3 (With plane extraction threshold = </text:span><text:span text:style-name="T4">1.5</text:span><text:span text:style-name="T3">(GP+W1+W2); <text:s/>Txyz = 0.</text:span><text:span text:style-name="T4">0</text:span><text:span text:style-name="T3">7, Rrpy = 0.</text:span><text:span text:style-name="T4">0</text:span><text:span text:style-name="T3">1)</text:span></text:p>
      <text:p text:style-name="P5">PointCloud representing the planar component: 376008 data points.</text:p>
      <text:p text:style-name="P5">PointCloud representing the planar component: 15415 data points.</text:p>
      <text:p text:style-name="P5">Dist: 69.0403</text:p>
      <text:p text:style-name="P5">PointCloud representing the planar component: 12736 data points.</text:p>
      <text:p text:style-name="P5">Dist: 0.639022</text:p>
      <text:p text:style-name="P5">PointCloud representing the planar component: 6701 data points.</text:p>
      <text:p text:style-name="P5">Dist: 127.25</text:p>
      <text:p text:style-name="P5">Ground Plane distance: 6.25079</text:p>
      <text:p text:style-name="P5">Wall Plane1 distance: 69.0403</text:p>
      <text:p text:style-name="P5">Wall Plane2 distance: 127.25</text:p>
      <text:p text:style-name="P5"/>
      <text:p text:style-name="P5">Mean and SD distances for ground plane before optimization are: 0.110142<text:tab/>0.157239</text:p>
      <text:p text:style-name="P5">Mean and SD distances for wall plane-1 before optimization are: 0.480691<text:tab/>0.369925</text:p>
      <text:p text:style-name="P5">Mean and SD distances for wall plane-2 before optimization are: 0.427778<text:tab/>0.308975</text:p>
      <text:p text:style-name="P5">The global RSS for ground plane before optimization is: 2148.11</text:p>
      <text:p text:style-name="P5">The global RSS for ground plane after optimization is: 1927.56</text:p>
      <text:p text:style-name="P5">Mean and SD distances for ground plane after optimization are: 0.0985159<text:tab/>0.143309</text:p>
      <text:p text:style-name="P5">The global RSS for wall plane1 before optimization is: 1041.59</text:p>
      <text:p text:style-name="P5">The global RSS for wall plane1 after optimization is: 964.303</text:p>
      <text:p text:style-name="P5">Mean and SD distances for wall plane-1 after optimization are: 0.446358<text:tab/>0.354394</text:p>
      <text:p text:style-name="P5">The global RSS for wall plane2 before optimization is: 399.476</text:p>
      <text:p text:style-name="P5">The global RSS for wall plane2 after optimization is: 266.891</text:p>
      <text:p text:style-name="P5"><text:soft-page-break/>Mean and SD distances for wall plane-2 after optimization are: 0.291287<text:tab/>0.226258</text:p>
      <text:p text:style-name="P5"/>
      <text:p text:style-name="P5"/>
      <text:p text:style-name="P4"><text:span text:style-name="T3">Iteration-</text:span><text:span text:style-name="T4">4</text:span><text:span text:style-name="T3"> (With plane extraction threshold = </text:span><text:span text:style-name="T4">0.75</text:span><text:span text:style-name="T3">(GP+W1+W2); <text:s/>Txyz = 0.</text:span><text:span text:style-name="T4">0</text:span><text:span text:style-name="T3">7, Rrpy = 0.</text:span><text:span text:style-name="T4">0</text:span><text:span text:style-name="T3">1)</text:span></text:p>
      <text:p text:style-name="P5">PointCloud representing the planar component: 374137 data points.</text:p>
      <text:p text:style-name="P5">PointCloud representing the planar component: 12053 data points.</text:p>
      <text:p text:style-name="P5">Dist: 68.5665</text:p>
      <text:p text:style-name="P5">PointCloud representing the planar component: 9328 data points.</text:p>
      <text:p text:style-name="P5">Dist: 0.559539</text:p>
      <text:p text:style-name="P5">PointCloud representing the planar component: 5189 data points.</text:p>
      <text:p text:style-name="P5">Dist: 127.573</text:p>
      <text:p text:style-name="P5">Ground Plane distance: 6.25845</text:p>
      <text:p text:style-name="P5">Wall Plane1 distance: 68.5665</text:p>
      <text:p text:style-name="P5">Wall Plane2 distance: 127.573</text:p>
      <text:p text:style-name="P5"/>
      <text:p text:style-name="P5">Mean and SD distances for ground plane before optimization are: 0.0966019<text:tab/>0.111607</text:p>
      <text:p text:style-name="P5">Mean and SD distances for wall plane-1 before optimization are: 0.318055<text:tab/>0.216956</text:p>
      <text:p text:style-name="P5">Mean and SD distances for wall plane-2 before optimization are: 0.349558<text:tab/>0.210262</text:p>
      <text:p text:style-name="P5">The global RSS for ground plane before optimization is: 1507.04</text:p>
      <text:p text:style-name="P5">The global RSS for ground plane after optimization is: 1407.14</text:p>
      <text:p text:style-name="P5">Mean and SD distances for ground plane after optimization are: 0.0920131<text:tab/>0.107186</text:p>
      <text:p text:style-name="P5">The global RSS for wall plane1 before optimization is: 606.068</text:p>
      <text:p text:style-name="P5">The global RSS for wall plane1 after optimization is: 611.747</text:p>
      <text:p text:style-name="P5">Mean and SD distances for wall plane-1 after optimization are: 0.320933<text:tab/>0.223551</text:p>
      <text:p text:style-name="P5">The global RSS for wall plane2 before optimization is: 369.132</text:p>
      <text:p text:style-name="P5">The global RSS for wall plane2 after optimization is: 302.77</text:p>
      <text:p text:style-name="P5">Mean and SD distances for wall plane-2 after optimization are: 0.281079<text:tab/>0.193465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2:23:28.497353897</meta:creation-date>
    <dc:date>2020-08-18T13:23:11.601941291</dc:date>
    <meta:editing-duration>PT16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9" meta:word-count="603" meta:character-count="4066" meta:non-whitespace-character-count="3528"/>
  </office:meta>
</office:document-meta>
</file>